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ttingsBeanFactoryPostPro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resolvePlaceholder( String placeholder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getSystemProperty(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ttingsBeanFactoryPostProcessor.dump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ettingsBeanFactoryPostProcessor.getNameForProperty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processProperties( ConfigurableListableBeanFactory beanFactoryToProcess ,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ettingsBeanFactoryPostProcessor.getParent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ttingsBeanFactoryPostProcessor.preInit( final MutableSettings s , final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ettingsBeanFactoryPostProcess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ttingsBeanFactoryPostProcessor.getSystem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setResourceFilter( ResourceFilter resourc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ttingsResolvingBeanDefinitionVisitor.CocoonSettingsResolvingBeanDefinitionVisitor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setServletContext( ServletContext 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postInit( final MutableSettings s , final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ettingsBeanFactoryPostProcessor.createMutableSettings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ttingsBeanFactoryPostProcessor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createSetting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SettingsBeanFactoryPostProcessor.setAdditionalProperti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setResourceLoader( Resourc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ttingsResolvingBeanDefinitionVisitor.resolveStringValue( String st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setDirectories( List dire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BeanFactoryPostProcessor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ttingsBeanFactoryPostProcessor.getResource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ttingsBeanFactoryPostProcessor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